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stMethod.FastMethod( FastClass fc ,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Method.invoke( Object obj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Method.getException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Method.getJava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Method.getParameter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Method.get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Method.helper( FastClass fc , Method metho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